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GELDERLAND; <text:s/>VIJFDE GEDEELTE: INDEELING DER WERKELIJKE BEVOLKING NAAR DE KERKELIJKE GEZINDTEN</text:p>
          </table:table-cell>
          <table:table-cell table:style-name="TL Title" table:number-columns-repeated="33"/>
          <table:table-cell table:style-name="TL Title" table:number-columns-repeated="4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8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8"/>
          <table:table-cell ns41:value-type="string" table:number-rows-spanned="4" table:style-name="ce25" table:number-columns-spanned="1" office:value-type="string">
            <text:p>CBS nummer</text:p>
          </table:table-cell>
          <table:table-cell ns41:value-type="string" table:number-rows-spanned="4" table:style-name="ce31" table:number-columns-spanned="1" office:value-type="string">
            <text:p>Amsterdamse code</text:p>
          </table:table-cell>
          <table:table-cell ns41:value-type="string" table:number-rows-spanned="4" table:style-name="ce25" table:number-columns-spanned="1" office:value-type="string">
            <text:p>Grootteklasse</text:p>
          </table:table-cell>
          <table:table-cell ns41:value-type="string" table:number-rows-spanned="4" table:style-name="ce31" table:number-columns-spanned="1" office:value-type="string">
            <text:p>Provincie</text:p>
          </table:table-cell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1" table:number-columns-spanned="1" office:value-type="string">
            <text:p>Tabel</text:p>
          </table:table-cell>
          <table:table-cell ns41:value-type="string" table:number-rows-spanned="4" table:style-name="ce31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4"/>
          <table:covered-table-cell table:style-name="ce46"/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4"/>
          <table:covered-table-cell table:style-name="ce46"/>
          <table:table-cell table:style-name="ce11" table:number-columns-repeated="985"/>
        </table:table-row>
        <table:table-row table:style-name="ro3">
          <table:covered-table-cell table:style-name="ce5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style-name="ce42" table:number-columns-repeated="4"/>
          <table:covered-table-cell table:style-name="ce47"/>
          <table:table-cell table:style-name="ce11" table:number-columns-repeated="985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TL RowHeader" office:value-type="string">
            <text:p>Arnem</text:p>
          </table:table-cell>
          <table:table-cell/>
          <table:table-cell ns41:value-type="float" table:style-name="TL Data" office:value="10531" office:value-type="float">
            <text:p>10531</text:p>
          </table:table-cell>
          <table:table-cell ns41:value-type="float" table:style-name="TL Data" office:value="12167" office:value-type="float">
            <text:p>1216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9565" office:value-type="float">
            <text:p>9565</text:p>
          </table:table-cell>
          <table:table-cell ns41:value-type="float" table:style-name="TL Data" office:value="10778" office:value-type="float">
            <text:p>1077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3314" office:value-type="float">
            <text:p>23314</text:p>
          </table:table-cell>
          <table:table-cell ns41:value-type="float" table:style-name="TL Data" office:value="26413" office:value-type="float">
            <text:p>26413</text:p>
          </table:table-cell>
          <table:table-cell ns41:value-type="float" table:style-name="ce28" office:value="202" office:value-type="float">
            <text:p>202</text:p>
          </table:table-cell>
          <table:table-cell ns41:value-type="float" table:style-name="ce34" office:value="10795" office:value-type="float">
            <text:p>10795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GE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7_H5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48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611" office:value-type="float">
            <text:p>3611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82" table:style-name="TL Data" table:number-columns-repeated="2" office:value-type="float">
            <text:p>8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590" office:value-type="float">
            <text:p>10590</text:p>
          </table:table-cell>
          <table:table-cell ns41:value-type="float" table:style-name="TL Data" office:value="11976" office:value-type="float">
            <text:p>119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098" office:value-type="float">
            <text:p>15098</text:p>
          </table:table-cell>
          <table:table-cell ns41:value-type="float" table:style-name="TL Data" office:value="17003" office:value-type="float">
            <text:p>17003</text:p>
          </table:table-cell>
          <table:table-cell ns41:value-type="float" table:style-name="ce29" office:value="268" office:value-type="float">
            <text:p>268</text:p>
          </table:table-cell>
          <table:table-cell ns41:value-type="float" table:style-name="ce35" office:value="11209" office:value-type="float">
            <text:p>1120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</text:p>
          </table:table-cell>
          <table:table-cell/>
          <table:table-cell ns41:value-type="float" table:style-name="TL Data" office:value="14142" office:value-type="float">
            <text:p>14142</text:p>
          </table:table-cell>
          <table:table-cell ns41:value-type="float" table:style-name="TL Data" office:value="16347" office:value-type="float">
            <text:p>1634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0155" office:value-type="float">
            <text:p>20155</text:p>
          </table:table-cell>
          <table:table-cell ns41:value-type="float" table:style-name="TL Data" office:value="22754" office:value-type="float">
            <text:p>227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38412" office:value-type="float">
            <text:p>38412</text:p>
          </table:table-cell>
          <table:table-cell ns41:value-type="float" table:style-name="TL Data" office:value="43416" office:value-type="float">
            <text:p>43416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1534" office:value-type="float">
            <text:p>15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93" office:value-type="float">
            <text:p>59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ce29" office:value="197" office:value-type="float">
            <text:p>197</text:p>
          </table:table-cell>
          <table:table-cell ns41:value-type="float" table:style-name="ce35" office:value="11046" office:value-type="float">
            <text:p>110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85" office:value-type="float">
            <text:p>685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 table:number-columns-repeated="8"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ce29" office:value="198" office:value-type="float">
            <text:p>198</text:p>
          </table:table-cell>
          <table:table-cell ns41:value-type="float" table:style-name="ce35" office:value="10151" office:value-type="float">
            <text:p>1015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21" office:value-type="float">
            <text:p>4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93" office:value-type="float">
            <text:p>49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35" office:value="11131" office:value-type="float">
            <text:p>1113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7478" office:value-type="float">
            <text:p>7478</text:p>
          </table:table-cell>
          <table:table-cell ns41:value-type="float" table:style-name="TL Data" office:value="7435" office:value-type="float">
            <text:p>74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182" office:value-type="float">
            <text:p>11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656" office:value-type="float">
            <text:p>9656</text:p>
          </table:table-cell>
          <table:table-cell ns41:value-type="float" table:style-name="TL Data" office:value="9619" office:value-type="float">
            <text:p>9619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35" office:value="11075" office:value-type="float">
            <text:p>1107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14"/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243" office:value-type="float">
            <text:p>1243</text:p>
          </table:table-cell>
          <table:table-cell table:style-name="TL Data" table:number-columns-repeated="8"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ce29" office:value="201" office:value-type="float">
            <text:p>201</text:p>
          </table:table-cell>
          <table:table-cell ns41:value-type="float" table:style-name="ce35" office:value="11296" office:value-type="float">
            <text:p>1129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4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8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ce29" office:value="1016" office:value-type="float">
            <text:p>1016</text:p>
          </table:table-cell>
          <table:table-cell ns41:value-type="float" table:style-name="ce35" office:value="10849" office:value-type="float">
            <text:p>1084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2625" office:value-type="float">
            <text:p>2625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3416" office:value-type="float">
            <text:p>3416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35" office:value="10906" office:value-type="float">
            <text:p>109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8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ce29" office:value="204" office:value-type="float">
            <text:p>204</text:p>
          </table:table-cell>
          <table:table-cell ns41:value-type="float" table:style-name="ce35" office:value="10921" office:value-type="float">
            <text:p>1092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esel</text:p>
          </table:table-cell>
          <table:table-cell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7" office:value-type="float">
            <text:p>59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35" office:value="10259" office:value-type="float">
            <text:p>102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5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2381" office:value-type="float">
            <text:p>238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ce29" office:value="206" office:value-type="float">
            <text:p>206</text:p>
          </table:table-cell>
          <table:table-cell ns41:value-type="float" table:style-name="ce35" office:value="10744" office:value-type="float">
            <text:p>10744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17" office:value-type="float">
            <text:p>2817</text:p>
          </table:table-cell>
          <table:table-cell ns41:value-type="float" table:style-name="TL Data" office:value="2521" office:value-type="float">
            <text:p>252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2789" office:value-type="float">
            <text:p>2789</text:p>
          </table:table-cell>
          <table:table-cell ns41:value-type="float" table:style-name="ce29" office:value="207" office:value-type="float">
            <text:p>207</text:p>
          </table:table-cell>
          <table:table-cell ns41:value-type="float" table:style-name="ce35" office:value="10350" office:value-type="float">
            <text:p>1035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665" office:value-type="float">
            <text:p>665</text:p>
          </table:table-cell>
          <table:table-cell table:style-name="TL Data" table:number-columns-repeated="8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ce29" office:value="208" office:value-type="float">
            <text:p>208</text:p>
          </table:table-cell>
          <table:table-cell ns41:value-type="float" table:style-name="ce35" office:value="10883" office:value-type="float">
            <text:p>1088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14"/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974" office:value-type="float">
            <text:p>974</text:p>
          </table:table-cell>
          <table:table-cell table:style-name="TL Data" table:number-columns-repeated="8"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ce29" office:value="209" office:value-type="float">
            <text:p>209</text:p>
          </table:table-cell>
          <table:table-cell ns41:value-type="float" table:style-name="ce35" office:value="10417" office:value-type="float">
            <text:p>1041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29" office:value="210" office:value-type="float">
            <text:p>210</text:p>
          </table:table-cell>
          <table:table-cell ns41:value-type="float" table:style-name="ce35" office:value="11182" office:value-type="float">
            <text:p>111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oreulo</text:p>
          </table:table-cell>
          <table:table-cell/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1741" office:value-type="float">
            <text:p>17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ce29" office:value="211" office:value-type="float">
            <text:p>211</text:p>
          </table:table-cell>
          <table:table-cell ns41:value-type="float" table:style-name="ce35" office:value="11307" office:value-type="float">
            <text:p>1130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581" office:value-type="float">
            <text:p>581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35" office:value="11125" office:value-type="float">
            <text:p>1112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3175" office:value-type="float">
            <text:p>3175</text:p>
          </table:table-cell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2"/>
          <table:table-cell ns41:value-type="float" office:value="26" table:style-name="TL Data" table:number-columns-repeated="2" office:value-type="float">
            <text:p>2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89" office:value-type="float">
            <text:p>3689</text:p>
          </table:table-cell>
          <table:table-cell ns41:value-type="float" table:style-name="TL Data" office:value="3505" office:value-type="float">
            <text:p>3505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35" office:value="10798" office:value-type="float">
            <text:p>1079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816" office:value-type="float">
            <text:p>816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ce29" office:value="214" office:value-type="float">
            <text:p>214</text:p>
          </table:table-cell>
          <table:table-cell ns41:value-type="float" table:style-name="ce35" office:value="11286" office:value-type="float">
            <text:p>1128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ce29" office:value="215" office:value-type="float">
            <text:p>215</text:p>
          </table:table-cell>
          <table:table-cell ns41:value-type="float" table:style-name="ce35" office:value="10460" office:value-type="float">
            <text:p>1046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1558" office:value-type="float">
            <text:p>155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19" office:value-type="float">
            <text:p>3919</text:p>
          </table:table-cell>
          <table:table-cell ns41:value-type="float" table:style-name="TL Data" office:value="3736" office:value-type="float">
            <text:p>3736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35" office:value="10342" office:value-type="float">
            <text:p>1034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725" office:value-type="float">
            <text:p>72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ce29" office:value="217" office:value-type="float">
            <text:p>217</text:p>
          </table:table-cell>
          <table:table-cell ns41:value-type="float" table:style-name="ce35" office:value="10057" office:value-type="float">
            <text:p>100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964" office:value-type="float">
            <text:p>1964</text:p>
          </table:table-cell>
          <table:table-cell ns41:value-type="float" table:style-name="TL Data" office:value="1823" office:value-type="float">
            <text:p>182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ce29" office:value="218" office:value-type="float">
            <text:p>218</text:p>
          </table:table-cell>
          <table:table-cell ns41:value-type="float" table:style-name="ce35" office:value="10153" office:value-type="float">
            <text:p>1015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ingsperlo</text:p>
          </table:table-cell>
          <table:table-cell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08" office:value-type="float">
            <text:p>808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35" office:value="11154" office:value-type="float">
            <text:p>1115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29" office:value="220" office:value-type="float">
            <text:p>220</text:p>
          </table:table-cell>
          <table:table-cell ns41:value-type="float" table:style-name="ce35" office:value="10647" office:value-type="float">
            <text:p>1064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149" office:value-type="float">
            <text:p>114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965" office:value-type="float">
            <text:p>96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35" office:value="10327" office:value-type="float">
            <text:p>1032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etinchem(Ambt)</text:p>
          </table:table-cell>
          <table:table-cell/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109" office:value-type="float">
            <text:p>1109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651" office:value-type="float">
            <text:p>65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ce29" office:value="1010" office:value-type="float">
            <text:p>1010</text:p>
          </table:table-cell>
          <table:table-cell ns41:value-type="float" table:style-name="ce35" office:value="10396" office:value-type="float">
            <text:p>1039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etinchem(stad)</text:p>
          </table:table-cell>
          <table:table-cell/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ce29" office:value="1190" office:value-type="float">
            <text:p>1190</text:p>
          </table:table-cell>
          <table:table-cell ns41:value-type="float" table:style-name="ce35" office:value="10603" office:value-type="float">
            <text:p>1060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261" office:value-type="float">
            <text:p>126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ce29" office:value="223" office:value-type="float">
            <text:p>223</text:p>
          </table:table-cell>
          <table:table-cell ns41:value-type="float" table:style-name="ce35" office:value="10069" office:value-type="float">
            <text:p>1006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29" office:value="1046" office:value-type="float">
            <text:p>1046</text:p>
          </table:table-cell>
          <table:table-cell ns41:value-type="float" table:style-name="ce35" office:value="11304" office:value-type="float">
            <text:p>1130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942" office:value-type="float">
            <text:p>942</text:p>
          </table:table-cell>
          <table:table-cell table:style-name="TL Data" table:number-columns-repeated="8"/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ce29" office:value="224" office:value-type="float">
            <text:p>224</text:p>
          </table:table-cell>
          <table:table-cell ns41:value-type="float" table:style-name="ce35" office:value="11232" office:value-type="float">
            <text:p>1123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4" office:value-type="float">
            <text:p>274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266" office:value-type="float">
            <text:p>126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710" office:value-type="float">
            <text:p>171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29" office:value="1248" office:value-type="float">
            <text:p>1248</text:p>
          </table:table-cell>
          <table:table-cell ns41:value-type="float" table:style-name="ce35" office:value="10341" office:value-type="float">
            <text:p>1034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49" office:value-type="float">
            <text:p>2149</text:p>
          </table:table-cell>
          <table:table-cell ns41:value-type="float" table:style-name="TL Data" office:value="1988" office:value-type="float">
            <text:p>1988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ce29" office:value="225" office:value-type="float">
            <text:p>225</text:p>
          </table:table-cell>
          <table:table-cell ns41:value-type="float" table:style-name="ce35" office:value="10068" office:value-type="float">
            <text:p>1006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urv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314" office:value-type="float">
            <text:p>1314</text:p>
          </table:table-cell>
          <table:table-cell table:style-name="TL Data" table:number-columns-repeated="8"/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29" office:value="226" office:value-type="float">
            <text:p>226</text:p>
          </table:table-cell>
          <table:table-cell ns41:value-type="float" table:style-name="ce35" office:value="11028" office:value-type="float">
            <text:p>1102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5" office:value="413" office:value-type="float">
            <text:p>413</text:p>
          </table:table-cell>
          <table:table-cell ns41:value-type="float" table:style-name="ce49" office:value="260421" office:value-type="float">
            <text:p>260421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051" office:value-type="float">
            <text:p>105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8"/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ce29" office:value="227" office:value-type="float">
            <text:p>227</text:p>
          </table:table-cell>
          <table:table-cell ns41:value-type="float" table:style-name="ce35" office:value="10832" office:value-type="float">
            <text:p>1083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5457" office:value-type="float">
            <text:p>5457</text:p>
          </table:table-cell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695" office:value-type="float">
            <text:p>6695</text:p>
          </table:table-cell>
          <table:table-cell ns41:value-type="float" table:style-name="TL Data" office:value="6402" office:value-type="float">
            <text:p>6402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35" office:value="10743" office:value-type="float">
            <text:p>10743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ilbergen</text:p>
          </table:table-cell>
          <table:table-cell/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1198" office:value-type="float">
            <text:p>119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224" office:value-type="float">
            <text:p>1224</text:p>
          </table:table-cell>
          <table:table-cell table:style-name="TL Data" table:number-columns-repeated="2"/>
          <table:table-cell ns41:value-type="float" office:value="45" table:style-name="TL Data" table:number-columns-repeated="2" office:value-type="float">
            <text:p>45</text:p>
          </table:table-cell>
          <table:table-cell table:style-name="TL Data" table:number-columns-repeated="4"/>
          <table:table-cell ns41:value-type="float" table:style-name="TL Data" office:value="2547" office:value-type="float">
            <text:p>2547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ce29" office:value="229" office:value-type="float">
            <text:p>229</text:p>
          </table:table-cell>
          <table:table-cell ns41:value-type="float" table:style-name="ce35" office:value="10436" office:value-type="float">
            <text:p>1043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ce29" office:value="230" office:value-type="float">
            <text:p>230</text:p>
          </table:table-cell>
          <table:table-cell ns41:value-type="float" table:style-name="ce35" office:value="11113" office:value-type="float">
            <text:p>1111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70" office:value-type="float">
            <text:p>1870</text:p>
          </table:table-cell>
          <table:table-cell ns41:value-type="float" table:style-name="TL Data" office:value="1793" office:value-type="float">
            <text:p>179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2971" office:value-type="float">
            <text:p>2971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35" office:value="11188" office:value-type="float">
            <text:p>1118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3474" office:value-type="float">
            <text:p>3474</text:p>
          </table:table-cell>
          <table:table-cell ns41:value-type="float" table:style-name="TL Data" office:value="3113" office:value-type="float">
            <text:p>3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37" office:value-type="float">
            <text:p>43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99" office:value-type="float">
            <text:p>4199</text:p>
          </table:table-cell>
          <table:table-cell ns41:value-type="float" table:style-name="TL Data" office:value="3801" office:value-type="float">
            <text:p>3801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35" office:value="10940" office:value-type="float">
            <text:p>1094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melo</text:p>
          </table:table-cell>
          <table:table-cell/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98" office:value-type="float">
            <text:p>2898</text:p>
          </table:table-cell>
          <table:table-cell ns41:value-type="float" table:style-name="TL Data" office:value="2833" office:value-type="float">
            <text:p>2833</text:p>
          </table:table-cell>
          <table:table-cell ns41:value-type="float" table:style-name="ce29" office:value="233" office:value-type="float">
            <text:p>233</text:p>
          </table:table-cell>
          <table:table-cell ns41:value-type="float" table:style-name="ce35" office:value="10732" office:value-type="float">
            <text:p>1073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87" office:value-type="float">
            <text:p>487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29" office:value="234" office:value-type="float">
            <text:p>234</text:p>
          </table:table-cell>
          <table:table-cell ns41:value-type="float" table:style-name="ce35" office:value="11092" office:value-type="float">
            <text:p>1109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4"/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922" office:value-type="float">
            <text:p>922</text:p>
          </table:table-cell>
          <table:table-cell table:style-name="TL Data" table:number-columns-repeated="8"/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ce29" office:value="235" office:value-type="float">
            <text:p>235</text:p>
          </table:table-cell>
          <table:table-cell ns41:value-type="float" table:style-name="ce35" office:value="10471" office:value-type="float">
            <text:p>1047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66" office:value-type="float">
            <text:p>666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ce29" office:value="1058" office:value-type="float">
            <text:p>1058</text:p>
          </table:table-cell>
          <table:table-cell ns41:value-type="float" table:style-name="ce35" office:value="10037" office:value-type="float">
            <text:p>1003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1226" office:value-type="float">
            <text:p>1226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35" office:value="10881" office:value-type="float">
            <text:p>1088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62" office:value-type="float">
            <text:p>6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039" office:value-type="float">
            <text:p>2039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00" office:value-type="float">
            <text:p>3000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ce29" office:value="237" office:value-type="float">
            <text:p>237</text:p>
          </table:table-cell>
          <table:table-cell ns41:value-type="float" table:style-name="ce35" office:value="10260" office:value-type="float">
            <text:p>1026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126" office:value-type="float">
            <text:p>1126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ce29" office:value="238" office:value-type="float">
            <text:p>238</text:p>
          </table:table-cell>
          <table:table-cell ns41:value-type="float" table:style-name="ce35" office:value="10440" office:value-type="float">
            <text:p>1044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orsel</text:p>
          </table:table-cell>
          <table:table-cell/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35" office:value="10085" office:value-type="float">
            <text:p>10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ce29" office:value="240" office:value-type="float">
            <text:p>240</text:p>
          </table:table-cell>
          <table:table-cell ns41:value-type="float" table:style-name="ce35" office:value="11094" office:value-type="float">
            <text:p>1109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452" office:value-type="float">
            <text:p>2452</text:p>
          </table:table-cell>
          <table:table-cell ns41:value-type="float" table:style-name="TL Data" office:value="2309" office:value-type="float">
            <text:p>230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35" office:value="10616" office:value-type="float">
            <text:p>1061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906" office:value-type="float">
            <text:p>906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ce29" office:value="242" office:value-type="float">
            <text:p>242</text:p>
          </table:table-cell>
          <table:table-cell ns41:value-type="float" table:style-name="ce35" office:value="10125" office:value-type="float">
            <text:p>1012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2658" office:value-type="float">
            <text:p>2658</text:p>
          </table:table-cell>
          <table:table-cell ns41:value-type="float" table:style-name="TL Data" office:value="2526" office:value-type="float">
            <text:p>25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04" office:value-type="float">
            <text:p>3804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35" office:value="10786" office:value-type="float">
            <text:p>1078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080" office:value-type="float">
            <text:p>108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ce29" office:value="244" office:value-type="float">
            <text:p>244</text:p>
          </table:table-cell>
          <table:table-cell ns41:value-type="float" table:style-name="ce35" office:value="10673" office:value-type="float">
            <text:p>1067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35" office:value="10982" office:value-type="float">
            <text:p>109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2297" office:value-type="float">
            <text:p>2297</text:p>
          </table:table-cell>
          <table:table-cell ns41:value-type="float" table:style-name="TL Data" office:value="2099" office:value-type="float">
            <text:p>209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35" office:value="10291" office:value-type="float">
            <text:p>1029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rewaarde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99" office:value-type="float">
            <text:p>39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35" office:value="10067" office:value-type="float">
            <text:p>1006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ce29" office:value="1076" office:value-type="float">
            <text:p>1076</text:p>
          </table:table-cell>
          <table:table-cell ns41:value-type="float" table:style-name="ce35" office:value="11162" office:value-type="float">
            <text:p>1116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091" office:value-type="float">
            <text:p>109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67" office:value-type="float">
            <text:p>56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ce29" office:value="248" office:value-type="float">
            <text:p>248</text:p>
          </table:table-cell>
          <table:table-cell ns41:value-type="float" table:style-name="ce35" office:value="10359" office:value-type="float">
            <text:p>103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rwen en aerd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58" office:value-type="float">
            <text:p>1558</text:p>
          </table:table-cell>
          <table:table-cell ns41:value-type="float" table:style-name="TL Data" office:value="1443" office:value-type="float">
            <text:p>144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694" office:value-type="float">
            <text:p>1694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35" office:value="10819" office:value-type="float">
            <text:p>1081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4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35" office:value="11266" office:value-type="float">
            <text:p>1126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ce29" office:value="251" office:value-type="float">
            <text:p>251</text:p>
          </table:table-cell>
          <table:table-cell ns41:value-type="float" table:style-name="ce35" office:value="10290" office:value-type="float">
            <text:p>1029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un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8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ce29" office:value="252" office:value-type="float">
            <text:p>252</text:p>
          </table:table-cell>
          <table:table-cell ns41:value-type="float" table:style-name="ce35" office:value="10600" office:value-type="float">
            <text:p>1060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evenlaken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35" office:value="11358" office:value-type="float">
            <text:p>1135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 table:number-columns-repeated="8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29" office:value="254" office:value-type="float">
            <text:p>254</text:p>
          </table:table-cell>
          <table:table-cell ns41:value-type="float" table:style-name="ce35" office:value="10607" office:value-type="float">
            <text:p>1060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1813" office:value-type="float">
            <text:p>18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ce29" office:value="255" office:value-type="float">
            <text:p>255</text:p>
          </table:table-cell>
          <table:table-cell ns41:value-type="float" table:style-name="ce35" office:value="11047" office:value-type="float">
            <text:p>1104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ummelo</text:p>
          </table:table-cell>
          <table:table-cell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206" office:value-type="float">
            <text:p>120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35" office:value="11235" office:value-type="float">
            <text:p>1123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1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8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ce29" office:value="1089" office:value-type="float">
            <text:p>1089</text:p>
          </table:table-cell>
          <table:table-cell ns41:value-type="float" table:style-name="ce35" office:value="11432" office:value-type="float">
            <text:p>1143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ce29" office:value="257" office:value-type="float">
            <text:p>257</text:p>
          </table:table-cell>
          <table:table-cell ns41:value-type="float" table:style-name="ce35" office:value="10791" office:value-type="float">
            <text:p>1079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1293" office:value-type="float">
            <text:p>129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35" office:value="10916" office:value-type="float">
            <text:p>1091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1926" office:value-type="float">
            <text:p>1926</text:p>
          </table:table-cell>
          <table:table-cell ns41:value-type="float" table:style-name="TL Data" office:value="1751" office:value-type="float">
            <text:p>175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35" office:value="10098" office:value-type="float">
            <text:p>1009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763" office:value-type="float">
            <text:p>176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35" office:value="10242" office:value-type="float">
            <text:p>1024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1881" office:value-type="float">
            <text:p>18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ce29" office:value="261" office:value-type="float">
            <text:p>261</text:p>
          </table:table-cell>
          <table:table-cell ns41:value-type="float" table:style-name="ce35" office:value="11093" office:value-type="float">
            <text:p>1109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35" office:value="11263" office:value-type="float">
            <text:p>1126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oarik</text:p>
          </table:table-cell>
          <table:table-cell/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1598" office:value-type="float">
            <text:p>1598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8"/>
          <table:table-cell ns41:value-type="float" table:style-name="TL Data" office:value="1966" office:value-type="float">
            <text:p>1966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35" office:value="10300" office:value-type="float">
            <text:p>1030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1252" office:value-type="float">
            <text:p>125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ce29" office:value="1259" office:value-type="float">
            <text:p>1259</text:p>
          </table:table-cell>
          <table:table-cell ns41:value-type="float" table:style-name="ce35" office:value="10072" office:value-type="float">
            <text:p>1007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 table:number-columns-repeated="4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ce29" office:value="1115" office:value-type="float">
            <text:p>1115</text:p>
          </table:table-cell>
          <table:table-cell ns41:value-type="float" table:style-name="ce35" office:value="10310" office:value-type="float">
            <text:p>1031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372" office:value-type="float">
            <text:p>137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2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ce29" office:value="266" office:value-type="float">
            <text:p>266</text:p>
          </table:table-cell>
          <table:table-cell ns41:value-type="float" table:style-name="ce35" office:value="10367" office:value-type="float">
            <text:p>1036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2226" office:value-type="float">
            <text:p>22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35" office:value="10446" office:value-type="float">
            <text:p>104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031" office:value-type="float">
            <text:p>2031</text:p>
          </table:table-cell>
          <table:table-cell table:style-name="TL Data" table:number-columns-repeated="4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549" office:value-type="float">
            <text:p>2549</text:p>
          </table:table-cell>
          <table:table-cell ns41:value-type="float" table:style-name="ce29" office:value="269" office:value-type="float">
            <text:p>269</text:p>
          </table:table-cell>
          <table:table-cell ns41:value-type="float" table:style-name="ce35" office:value="11106" office:value-type="float">
            <text:p>111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4" office:value-type="float">
            <text:p>414</text:p>
          </table:table-cell>
          <table:table-cell ns41:value-type="float" table:style-name="ce35" office:value="415" office:value-type="float">
            <text:p>415</text:p>
          </table:table-cell>
          <table:table-cell ns41:value-type="float" table:style-name="ce49" office:value="260422" office:value-type="float">
            <text:p>260422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phemmert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52" office:value-type="float">
            <text:p>55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29" office:value="270" office:value-type="float">
            <text:p>270</text:p>
          </table:table-cell>
          <table:table-cell ns41:value-type="float" table:style-name="ce35" office:value="10829" office:value-type="float">
            <text:p>1082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verasselt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782" office:value-type="float">
            <text:p>782</text:p>
          </table:table-cell>
          <table:table-cell table:style-name="TL Data" table:number-columns-repeated="8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ce29" office:value="271" office:value-type="float">
            <text:p>271</text:p>
          </table:table-cell>
          <table:table-cell ns41:value-type="float" table:style-name="ce35" office:value="10952" office:value-type="float">
            <text:p>1095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5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 table:number-columns-repeated="8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ce29" office:value="272" office:value-type="float">
            <text:p>272</text:p>
          </table:table-cell>
          <table:table-cell ns41:value-type="float" table:style-name="ce35" office:value="10518" office:value-type="float">
            <text:p>1051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oederrooien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ce29" office:value="1155" office:value-type="float">
            <text:p>1155</text:p>
          </table:table-cell>
          <table:table-cell ns41:value-type="float" table:style-name="ce35" office:value="10135" office:value-type="float">
            <text:p>1013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2100" office:value-type="float">
            <text:p>2100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438" office:value-type="float">
            <text:p>2438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35" office:value="11109" office:value-type="float">
            <text:p>1110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87" office:value-type="float">
            <text:p>887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52" office:value-type="float">
            <text:p>3452</text:p>
          </table:table-cell>
          <table:table-cell ns41:value-type="float" table:style-name="TL Data" office:value="3651" office:value-type="float">
            <text:p>3651</text:p>
          </table:table-cell>
          <table:table-cell ns41:value-type="float" table:style-name="ce29" office:value="274" office:value-type="float">
            <text:p>274</text:p>
          </table:table-cell>
          <table:table-cell ns41:value-type="float" table:style-name="ce35" office:value="11325" office:value-type="float">
            <text:p>1132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4576" office:value-type="float">
            <text:p>4576</text:p>
          </table:table-cell>
          <table:table-cell ns41:value-type="float" table:style-name="TL Data" office:value="4734" office:value-type="float">
            <text:p>47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TL Data" office:value="7030" office:value-type="float">
            <text:p>7030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35" office:value="11355" office:value-type="float">
            <text:p>1135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ossem</text:p>
          </table:table-cell>
          <table:table-cell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 table:number-columns-repeated="1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ce29" office:value="276" office:value-type="float">
            <text:p>276</text:p>
          </table:table-cell>
          <table:table-cell ns41:value-type="float" table:style-name="ce35" office:value="10860" office:value-type="float">
            <text:p>1086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ozendaal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35" office:value="10684" office:value-type="float">
            <text:p>1068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998" office:value-type="float">
            <text:p>998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35" office:value="10879" office:value-type="float">
            <text:p>1087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ce29" office:value="279" office:value-type="float">
            <text:p>279</text:p>
          </table:table-cell>
          <table:table-cell ns41:value-type="float" table:style-name="ce35" office:value="11146" office:value-type="float">
            <text:p>1114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51" office:value-type="float">
            <text:p>85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42" office:value-type="float">
            <text:p>1842</text:p>
          </table:table-cell>
          <table:table-cell ns41:value-type="float" table:style-name="TL Data" office:value="1684" office:value-type="float">
            <text:p>1684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35" office:value="10497" office:value-type="float">
            <text:p>1049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3025" office:value-type="float">
            <text:p>3025</text:p>
          </table:table-cell>
          <table:table-cell ns41:value-type="float" table:style-name="TL Data" office:value="3311" office:value-type="float">
            <text:p>3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1499" office:value-type="float">
            <text:p>1499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70" office:value-type="float">
            <text:p>4770</text:p>
          </table:table-cell>
          <table:table-cell ns41:value-type="float" table:style-name="TL Data" office:value="5126" office:value-type="float">
            <text:p>5126</text:p>
          </table:table-cell>
          <table:table-cell ns41:value-type="float" table:style-name="ce29" office:value="281" office:value-type="float">
            <text:p>281</text:p>
          </table:table-cell>
          <table:table-cell ns41:value-type="float" table:style-name="ce35" office:value="10027" office:value-type="float">
            <text:p>10027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577" office:value-type="float">
            <text:p>157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01" office:value-type="float">
            <text:p>1701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ce29" office:value="282" office:value-type="float">
            <text:p>282</text:p>
          </table:table-cell>
          <table:table-cell ns41:value-type="float" table:style-name="ce35" office:value="10408" office:value-type="float">
            <text:p>1040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791" office:value-type="float">
            <text:p>179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971" office:value-type="float">
            <text:p>97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ce29" office:value="283" office:value-type="float">
            <text:p>283</text:p>
          </table:table-cell>
          <table:table-cell ns41:value-type="float" table:style-name="ce35" office:value="11071" office:value-type="float">
            <text:p>1107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ce29" office:value="284" office:value-type="float">
            <text:p>284</text:p>
          </table:table-cell>
          <table:table-cell ns41:value-type="float" table:style-name="ce35" office:value="11064" office:value-type="float">
            <text:p>1106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3621" office:value-type="float">
            <text:p>3621</text:p>
          </table:table-cell>
          <table:table-cell ns41:value-type="float" table:style-name="TL Data" office:value="3312" office:value-type="float">
            <text:p>33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982" office:value-type="float">
            <text:p>982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52" office:value-type="float">
            <text:p>4852</text:p>
          </table:table-cell>
          <table:table-cell ns41:value-type="float" table:style-name="TL Data" office:value="4434" office:value-type="float">
            <text:p>4434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35" office:value="10912" office:value-type="float">
            <text:p>1091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116" office:value-type="float">
            <text:p>111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ce29" office:value="286" office:value-type="float">
            <text:p>286</text:p>
          </table:table-cell>
          <table:table-cell ns41:value-type="float" table:style-name="ce35" office:value="10957" office:value-type="float">
            <text:p>109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52" office:value-type="float">
            <text:p>652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ce29" office:value="287" office:value-type="float">
            <text:p>287</text:p>
          </table:table-cell>
          <table:table-cell ns41:value-type="float" table:style-name="ce35" office:value="11376" office:value-type="float">
            <text:p>1137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ardeburg</text:p>
          </table:table-cell>
          <table:table-cell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35" office:value="10238" office:value-type="float">
            <text:p>102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ardenoien</text:p>
          </table:table-cell>
          <table:table-cell/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29" office:value="1218" office:value-type="float">
            <text:p>1218</text:p>
          </table:table-cell>
          <table:table-cell ns41:value-type="float" table:style-name="ce35" office:value="10201" office:value-type="float">
            <text:p>1020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88" office:value-type="float">
            <text:p>3788</text:p>
          </table:table-cell>
          <table:table-cell ns41:value-type="float" table:style-name="TL Data" office:value="3854" office:value-type="float">
            <text:p>3854</text:p>
          </table:table-cell>
          <table:table-cell ns41:value-type="float" table:style-name="ce29" office:value="289" office:value-type="float">
            <text:p>289</text:p>
          </table:table-cell>
          <table:table-cell ns41:value-type="float" table:style-name="ce35" office:value="11010" office:value-type="float">
            <text:p>1101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360" office:value-type="float">
            <text:p>2360</text:p>
          </table:table-cell>
          <table:table-cell ns41:value-type="float" table:style-name="TL Data" office:value="2216" office:value-type="float">
            <text:p>221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2383" office:value-type="float">
            <text:p>2383</text:p>
          </table:table-cell>
          <table:table-cell ns41:value-type="float" table:style-name="ce29" office:value="290" office:value-type="float">
            <text:p>290</text:p>
          </table:table-cell>
          <table:table-cell ns41:value-type="float" table:style-name="ce35" office:value="10042" office:value-type="float">
            <text:p>1004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5" office:value="10838" office:value-type="float">
            <text:p>108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14"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963" office:value-type="float">
            <text:p>96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ce29" office:value="292" office:value-type="float">
            <text:p>292</text:p>
          </table:table-cell>
          <table:table-cell ns41:value-type="float" table:style-name="ce35" office:value="11116" office:value-type="float">
            <text:p>1111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49" office:value-type="float">
            <text:p>54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ce29" office:value="293" office:value-type="float">
            <text:p>293</text:p>
          </table:table-cell>
          <table:table-cell ns41:value-type="float" table:style-name="ce35" office:value="11085" office:value-type="float">
            <text:p>11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nterwijk</text:p>
          </table:table-cell>
          <table:table-cell/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3619" office:value-type="float">
            <text:p>36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22" office:value-type="float">
            <text:p>622</text:p>
          </table:table-cell>
          <table:table-cell table:style-name="TL Data" table:number-columns-repeated="2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35" office:value-type="float">
            <text:p>4735</text:p>
          </table:table-cell>
          <table:table-cell ns41:value-type="float" table:style-name="TL Data" office:value="4513" office:value-type="float">
            <text:p>4513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35" office:value="11119" office:value-type="float">
            <text:p>1111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983" office:value-type="float">
            <text:p>198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912" office:value-type="float">
            <text:p>912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95" office:value-type="float">
            <text:p>3295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ce29" office:value="295" office:value-type="float">
            <text:p>295</text:p>
          </table:table-cell>
          <table:table-cell ns41:value-type="float" table:style-name="ce35" office:value="10318" office:value-type="float">
            <text:p>1031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1835" office:value-type="float">
            <text:p>1835</text:p>
          </table:table-cell>
          <table:table-cell table:style-name="TL Data" table:number-columns-repeated="8"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ce29" office:value="296" office:value-type="float">
            <text:p>296</text:p>
          </table:table-cell>
          <table:table-cell ns41:value-type="float" table:style-name="ce35" office:value="10723" office:value-type="float">
            <text:p>1072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68" office:value-type="float">
            <text:p>26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ce29" office:value="1231" office:value-type="float">
            <text:p>1231</text:p>
          </table:table-cell>
          <table:table-cell ns41:value-type="float" table:style-name="ce35" office:value="11430" office:value-type="float">
            <text:p>1143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altbommel</text:p>
          </table:table-cell>
          <table:table-cell/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473" office:value-type="float">
            <text:p>147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8" table:style-name="TL Data" table:number-columns-repeated="3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2139" office:value-type="float">
            <text:p>2139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35" office:value="10557" office:value-type="float">
            <text:p>105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395" office:value-type="float">
            <text:p>1395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ce29" office:value="298" office:value-type="float">
            <text:p>298</text:p>
          </table:table-cell>
          <table:table-cell ns41:value-type="float" table:style-name="ce35" office:value="11159" office:value-type="float">
            <text:p>111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evennaar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1841" office:value-type="float">
            <text:p>1841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35" office:value="10938" office:value-type="float">
            <text:p>109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118" office:value-type="float">
            <text:p>11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ce29" office:value="300" office:value-type="float">
            <text:p>300</text:p>
          </table:table-cell>
          <table:table-cell ns41:value-type="float" table:style-name="ce35" office:value="10897" office:value-type="float">
            <text:p>1089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4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ce29" office:value="1243" office:value-type="float">
            <text:p>1243</text:p>
          </table:table-cell>
          <table:table-cell ns41:value-type="float" table:style-name="ce35" office:value="11036" office:value-type="float">
            <text:p>1103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5755" office:value-type="float">
            <text:p>5755</text:p>
          </table:table-cell>
          <table:table-cell ns41:value-type="float" table:style-name="TL Data" office:value="6484" office:value-type="float">
            <text:p>64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221" office:value-type="float">
            <text:p>8221</text:p>
          </table:table-cell>
          <table:table-cell ns41:value-type="float" table:style-name="TL Data" office:value="8968" office:value-type="float">
            <text:p>8968</text:p>
          </table:table-cell>
          <table:table-cell ns41:value-type="float" table:style-name="ce29" office:value="301" office:value-type="float">
            <text:p>301</text:p>
          </table:table-cell>
          <table:table-cell ns41:value-type="float" table:style-name="ce35" office:value="10254" office:value-type="float">
            <text:p>10254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6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129143" office:value-type="float">
            <text:p>129143</text:p>
          </table:table-cell>
          <table:table-cell ns41:value-type="float" table:style-name="TL Data" office:value="124510" office:value-type="float">
            <text:p>1245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4283" office:value-type="float">
            <text:p>4283</text:p>
          </table:table-cell>
          <table:table-cell ns41:value-type="float" table:style-name="TL Data" office:value="4208" office:value-type="float">
            <text:p>420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550" office:value-type="float">
            <text:p>8550</text:p>
          </table:table-cell>
          <table:table-cell ns41:value-type="float" table:style-name="TL Data" office:value="8012" office:value-type="float">
            <text:p>8012</text:p>
          </table:table-cell>
          <table:table-cell ns41:value-type="float" table:style-name="TL Data" office:value="73871" office:value-type="float">
            <text:p>73871</text:p>
          </table:table-cell>
          <table:table-cell ns41:value-type="float" table:style-name="TL Data" office:value="68541" office:value-type="float">
            <text:p>6854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1828" office:value-type="float">
            <text:p>18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20377" office:value-type="float">
            <text:p>220377</text:p>
          </table:table-cell>
          <table:table-cell ns41:value-type="float" table:style-name="TL Data" office:value="209997" office:value-type="float">
            <text:p>209997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49" office:value="260423" office:value-type="float">
            <text:p>260423</text:p>
          </table:table-cell>
          <table:table-cell table:number-columns-repeated="98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43285" office:value-type="float">
            <text:p>143285</text:p>
          </table:table-cell>
          <table:table-cell ns41:value-type="float" table:style-name="TL Data" office:value="140857" office:value-type="float">
            <text:p>14085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4559" office:value-type="float">
            <text:p>4559</text:p>
          </table:table-cell>
          <table:table-cell ns41:value-type="float" table:style-name="TL Data" office:value="4563" office:value-type="float">
            <text:p>4563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9468" office:value-type="float">
            <text:p>9468</text:p>
          </table:table-cell>
          <table:table-cell ns41:value-type="float" table:style-name="TL Data" office:value="8841" office:value-type="float">
            <text:p>8841</text:p>
          </table:table-cell>
          <table:table-cell ns41:value-type="float" table:style-name="TL Data" office:value="94026" office:value-type="float">
            <text:p>94026</text:p>
          </table:table-cell>
          <table:table-cell ns41:value-type="float" table:style-name="TL Data" office:value="91295" office:value-type="float">
            <text:p>9129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2601" office:value-type="float">
            <text:p>26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258789" office:value-type="float">
            <text:p>258789</text:p>
          </table:table-cell>
          <table:table-cell ns41:value-type="float" table:style-name="TL Data" office:value="253413" office:value-type="float">
            <text:p>253413</text:p>
          </table:table-cell>
          <table:table-cell table:style-name="ce30"/>
          <table:table-cell table:style-name="ce36" table:number-columns-repeated="2"/>
          <table:table-cell ns41:value-type="string" table:style-name="ce36" office:value-type="string">
            <text:p>GE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7_H5</text:p>
          </table:table-cell>
          <table:table-cell ns41:value-type="float" table:style-name="ce36" office:value="416" office:value-type="float">
            <text:p>416</text:p>
          </table:table-cell>
          <table:table-cell ns41:value-type="float" table:style-name="ce36" office:value="417" office:value-type="float">
            <text:p>417</text:p>
          </table:table-cell>
          <table:table-cell ns41:value-type="float" table:style-name="ce50" office:value="260423" office:value-type="float">
            <text:p>260423</text:p>
          </table:table-cell>
          <table:table-cell table:number-columns-repeated="985"/>
        </table:table-row>
        <table:table-row table:style-name="ro5" table:number-rows-repeated="10484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3">
          <table:table-cell ns41:value-type="string" table:style-name="TL Title" office:value-type="string">
            <text:p>PROVINCIE GELDERLAND; <text:s/>VIJFDE GEDEELTE: INDEELING DER WERKELIJKE BEVOLKING NAAR DE KERKELIJKE GEZINDT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54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3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3"/>
          <table:table-cell ns41:value-type="string" table:number-rows-spanned="4" table:style-name="ce25" table:number-columns-spanned="1" office:value-type="string">
            <text:p>CBS nummer</text:p>
          </table:table-cell>
          <table:table-cell ns41:value-type="string" table:number-rows-spanned="4" table:style-name="ce31" table:number-columns-spanned="1" office:value-type="string">
            <text:p>Amsterdamse code</text:p>
          </table:table-cell>
          <table:table-cell ns41:value-type="string" table:number-rows-spanned="4" table:style-name="ce25" table:number-columns-spanned="1" office:value-type="string">
            <text:p>Grootteklasse</text:p>
          </table:table-cell>
          <table:table-cell ns41:value-type="string" table:number-rows-spanned="4" table:style-name="ce31" table:number-columns-spanned="1" office:value-type="string">
            <text:p>Provincie</text:p>
          </table:table-cell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1" table:number-columns-spanned="1" office:value-type="string">
            <text:p>Tabel</text:p>
          </table:table-cell>
          <table:table-cell ns41:value-type="string" table:number-rows-spanned="4" table:style-name="ce31" table:number-columns-spanned="1" office:value-type="string">
            <text:p>Pagina links</text:p>
          </table:table-cell>
          <table:table-cell ns41:value-type="string" table:number-rows-spanned="4" table:style-name="ce43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ummer</text:p>
          </table:table-cell>
          <table:table-cell table:style-name="ce11" table:number-columns-repeated="975"/>
        </table:table-row>
        <table:table-row table:style-name="ro7">
          <table:covered-table-cell table:style-name="ce4"/>
          <table:table-cell table:style-name="ce11"/>
          <table:covered-table-cell table:style-name="ce53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2"/>
          <table:covered-table-cell table:style-name="ce57" table:number-columns-repeated="2"/>
          <table:covered-table-cell table:style-name="ce59"/>
          <table:table-cell table:style-name="ce11" table:number-columns-repeated="975"/>
        </table:table-row>
        <table:table-row table:style-name="ro7">
          <table:covered-table-cell table:style-name="ce4"/>
          <table:table-cell table:style-name="ce11"/>
          <table:covered-table-cell table:style-name="ce53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style-name="ce41" table:number-columns-repeated="2"/>
          <table:covered-table-cell table:style-name="ce57" table:number-columns-repeated="2"/>
          <table:covered-table-cell table:style-name="ce59"/>
          <table:table-cell table:style-name="ce11" table:number-columns-repeated="975"/>
        </table:table-row>
        <table:table-row table:style-name="ro1">
          <table:covered-table-cell table:style-name="ce5"/>
          <table:table-cell table:style-name="ce11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style-name="ce42" table:number-columns-repeated="2"/>
          <table:covered-table-cell table:style-name="ce58" table:number-columns-repeated="2"/>
          <table:covered-table-cell table:style-name="ce60"/>
          <table:table-cell table:style-name="ce11" table:number-columns-repeated="975"/>
        </table:table-row>
        <table:table-row table:style-name="ro4">
          <table:table-cell table:number-columns-repeated="1024"/>
        </table:table-row>
        <table:table-row table:style-name="ro6">
          <table:table-cell ns41:value-type="string" table:style-name="TL RowHeader" office:value-type="string">
            <text:p>Arne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ce28" office:value="202" office:value-type="float">
            <text:p>202</text:p>
          </table:table-cell>
          <table:table-cell ns41:value-type="float" table:style-name="ce34" office:value="10795" office:value-type="float">
            <text:p>10795</text:p>
          </table:table-cell>
          <table:table-cell ns41:value-type="float" table:style-name="ce34" office:value="2" office:value-type="float">
            <text:p>2</text:p>
          </table:table-cell>
          <table:table-cell ns41:value-type="string" table:style-name="ce34" office:value-type="string">
            <text:p>GE</text:p>
          </table:table-cell>
          <table:table-cell ns41:value-type="string" table:style-name="ce28" office:value-type="string">
            <text:p>VT_1889</text:p>
          </table:table-cell>
          <table:table-cell ns41:value-type="string" table:style-name="ce34" office:value-type="string">
            <text:p>07_H5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48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ce29" office:value="268" office:value-type="float">
            <text:p>268</text:p>
          </table:table-cell>
          <table:table-cell ns41:value-type="float" table:style-name="ce35" office:value="11209" office:value-type="float">
            <text:p>1120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44" office:value-type="float">
            <text:p>544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alten</text:p>
          </table:table-cell>
          <table:table-cell/>
          <table:table-cell table:style-name="TL Data"/>
          <table:table-cell table:style-name="TL Data" table:number-columns-repeated="1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197" office:value-type="float">
            <text:p>197</text:p>
          </table:table-cell>
          <table:table-cell ns41:value-type="float" table:style-name="ce35" office:value="11046" office:value-type="float">
            <text:p>110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ngerlo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199" office:value-type="float">
            <text:p>199</text:p>
          </table:table-cell>
          <table:table-cell ns41:value-type="float" table:style-name="ce35" office:value="11131" office:value-type="float">
            <text:p>1113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29" office:value="200" office:value-type="float">
            <text:p>200</text:p>
          </table:table-cell>
          <table:table-cell ns41:value-type="float" table:style-name="ce35" office:value="11075" office:value-type="float">
            <text:p>1107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arnevel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9" office:value="203" office:value-type="float">
            <text:p>203</text:p>
          </table:table-cell>
          <table:table-cell ns41:value-type="float" table:style-name="ce35" office:value="10906" office:value-type="float">
            <text:p>109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ees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05" office:value-type="float">
            <text:p>205</text:p>
          </table:table-cell>
          <table:table-cell ns41:value-type="float" table:style-name="ce35" office:value="10259" office:value-type="float">
            <text:p>102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rgh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07" office:value-type="float">
            <text:p>207</text:p>
          </table:table-cell>
          <table:table-cell ns41:value-type="float" table:style-name="ce35" office:value="10350" office:value-type="float">
            <text:p>1035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usichem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29" office:value="210" office:value-type="float">
            <text:p>210</text:p>
          </table:table-cell>
          <table:table-cell ns41:value-type="float" table:style-name="ce35" office:value="11182" office:value-type="float">
            <text:p>111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orcu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29" office:value="211" office:value-type="float">
            <text:p>211</text:p>
          </table:table-cell>
          <table:table-cell ns41:value-type="float" table:style-name="ce35" office:value="11307" office:value-type="float">
            <text:p>1130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rumm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35" office:value="10798" office:value-type="float">
            <text:p>1079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uurmals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215" office:value-type="float">
            <text:p>215</text:p>
          </table:table-cell>
          <table:table-cell ns41:value-type="float" table:style-name="ce35" office:value="10460" office:value-type="float">
            <text:p>1046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Culenborg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216" office:value-type="float">
            <text:p>216</text:p>
          </table:table-cell>
          <table:table-cell ns41:value-type="float" table:style-name="ce35" office:value="10342" office:value-type="float">
            <text:p>1034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eil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17" office:value-type="float">
            <text:p>217</text:p>
          </table:table-cell>
          <table:table-cell ns41:value-type="float" table:style-name="ce35" office:value="10057" office:value-type="float">
            <text:p>100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inxperlo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29" office:value="219" office:value-type="float">
            <text:p>219</text:p>
          </table:table-cell>
          <table:table-cell ns41:value-type="float" table:style-name="ce35" office:value="11154" office:value-type="float">
            <text:p>1115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odewaard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20" office:value-type="float">
            <text:p>220</text:p>
          </table:table-cell>
          <table:table-cell ns41:value-type="float" table:style-name="ce35" office:value="10647" office:value-type="float">
            <text:p>1064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oesburg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221" office:value-type="float">
            <text:p>221</text:p>
          </table:table-cell>
          <table:table-cell ns41:value-type="float" table:style-name="ce35" office:value="10327" office:value-type="float">
            <text:p>1032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oetinchem (Ambt-)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1010" office:value-type="float">
            <text:p>1010</text:p>
          </table:table-cell>
          <table:table-cell ns41:value-type="float" table:style-name="ce35" office:value="10396" office:value-type="float">
            <text:p>1039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oetinchem (Stad-)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ce29" office:value="1190" office:value-type="float">
            <text:p>1190</text:p>
          </table:table-cell>
          <table:table-cell ns41:value-type="float" table:style-name="ce35" office:value="10603" office:value-type="float">
            <text:p>1060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oorspijk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23" office:value-type="float">
            <text:p>223</text:p>
          </table:table-cell>
          <table:table-cell ns41:value-type="float" table:style-name="ce35" office:value="10069" office:value-type="float">
            <text:p>1006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d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35" office:value="10743" office:value-type="float">
            <text:p>10743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lburg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29" office:value="230" office:value-type="float">
            <text:p>230</text:p>
          </table:table-cell>
          <table:table-cell ns41:value-type="float" table:style-name="ce35" office:value="11113" office:value-type="float">
            <text:p>1111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lst</text:p>
          </table:table-cell>
          <table:table-cell/>
          <table:table-cell table:style-name="TL Data"/>
          <table:table-cell table:style-name="TL Data" table:number-columns-repeated="3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29" office:value="231" office:value-type="float">
            <text:p>231</text:p>
          </table:table-cell>
          <table:table-cell ns41:value-type="float" table:style-name="ce35" office:value="11188" office:value-type="float">
            <text:p>1118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p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9" office:value="232" office:value-type="float">
            <text:p>232</text:p>
          </table:table-cell>
          <table:table-cell ns41:value-type="float" table:style-name="ce35" office:value="10940" office:value-type="float">
            <text:p>1094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rmelo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2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233" office:value-type="float">
            <text:p>233</text:p>
          </table:table-cell>
          <table:table-cell ns41:value-type="float" table:style-name="ce35" office:value="10732" office:value-type="float">
            <text:p>1073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st en Opijn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34" office:value-type="float">
            <text:p>234</text:p>
          </table:table-cell>
          <table:table-cell ns41:value-type="float" table:style-name="ce35" office:value="11092" office:value-type="float">
            <text:p>1109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eldermals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ce29" office:value="236" office:value-type="float">
            <text:p>236</text:p>
          </table:table-cell>
          <table:table-cell ns41:value-type="float" table:style-name="ce35" office:value="10881" office:value-type="float">
            <text:p>1088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endringen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37" office:value-type="float">
            <text:p>237</text:p>
          </table:table-cell>
          <table:table-cell ns41:value-type="float" table:style-name="ce35" office:value="10260" office:value-type="float">
            <text:p>1026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orssel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39" office:value-type="float">
            <text:p>239</text:p>
          </table:table-cell>
          <table:table-cell ns41:value-type="float" table:style-name="ce35" office:value="10085" office:value-type="float">
            <text:p>10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roesbee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41" office:value-type="float">
            <text:p>241</text:p>
          </table:table-cell>
          <table:table-cell ns41:value-type="float" table:style-name="ce35" office:value="10616" office:value-type="float">
            <text:p>1061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aft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42" office:value-type="float">
            <text:p>242</text:p>
          </table:table-cell>
          <table:table-cell ns41:value-type="float" table:style-name="ce35" office:value="10125" office:value-type="float">
            <text:p>1012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rderwijk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9" office:value="243" office:value-type="float">
            <text:p>243</text:p>
          </table:table-cell>
          <table:table-cell ns41:value-type="float" table:style-name="ce35" office:value="10786" office:value-type="float">
            <text:p>1078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tte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44" office:value-type="float">
            <text:p>244</text:p>
          </table:table-cell>
          <table:table-cell ns41:value-type="float" table:style-name="ce35" office:value="10673" office:value-type="float">
            <text:p>1067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de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45" office:value-type="float">
            <text:p>245</text:p>
          </table:table-cell>
          <table:table-cell ns41:value-type="float" table:style-name="ce35" office:value="10982" office:value-type="float">
            <text:p>1098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er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246" office:value-type="float">
            <text:p>246</text:p>
          </table:table-cell>
          <table:table-cell ns41:value-type="float" table:style-name="ce35" office:value="10291" office:value-type="float">
            <text:p>1029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248" office:value-type="float">
            <text:p>248</text:p>
          </table:table-cell>
          <table:table-cell ns41:value-type="float" table:style-name="ce35" office:value="10359" office:value-type="float">
            <text:p>1035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18" office:value-type="float">
            <text:p>418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49" office:value="260424" office:value-type="float">
            <text:p>260424</text:p>
          </table:table-cell>
          <table:table-cell table:number-columns-repeated="975"/>
        </table:table-row>
        <table:table-row table:style-name="ro6">
          <table:table-cell ns41:value-type="string" table:style-name="TL RowHeader" office:value-type="string">
            <text:p>Herwen en aerd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35" office:value="10819" office:value-type="float">
            <text:p>1081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rwijn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50" office:value-type="float">
            <text:p>250</text:p>
          </table:table-cell>
          <table:table-cell ns41:value-type="float" table:style-name="ce35" office:value="11266" office:value-type="float">
            <text:p>1126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ter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51" office:value-type="float">
            <text:p>251</text:p>
          </table:table-cell>
          <table:table-cell ns41:value-type="float" table:style-name="ce35" office:value="10290" office:value-type="float">
            <text:p>10290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oevenlaken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53" office:value-type="float">
            <text:p>253</text:p>
          </table:table-cell>
          <table:table-cell ns41:value-type="float" table:style-name="ce35" office:value="11358" office:value-type="float">
            <text:p>1135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ummelo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35" office:value="11235" office:value-type="float">
            <text:p>1123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erkw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57" office:value-type="float">
            <text:p>257</text:p>
          </table:table-cell>
          <table:table-cell ns41:value-type="float" table:style-name="ce35" office:value="10791" office:value-type="float">
            <text:p>1079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ester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258" office:value-type="float">
            <text:p>258</text:p>
          </table:table-cell>
          <table:table-cell ns41:value-type="float" table:style-name="ce35" office:value="10916" office:value-type="float">
            <text:p>10916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59" office:value-type="float">
            <text:p>259</text:p>
          </table:table-cell>
          <table:table-cell ns41:value-type="float" table:style-name="ce35" office:value="10098" office:value-type="float">
            <text:p>1009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ienden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29" office:value="261" office:value-type="float">
            <text:p>261</text:p>
          </table:table-cell>
          <table:table-cell ns41:value-type="float" table:style-name="ce35" office:value="11093" office:value-type="float">
            <text:p>1109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ochem</text:p>
          </table:table-cell>
          <table:table-cell/>
          <table:table-cell table:style-name="TL Data"/>
          <table:table-cell table:style-name="TL Data" table:number-columns-repeated="2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29" office:value="262" office:value-type="float">
            <text:p>262</text:p>
          </table:table-cell>
          <table:table-cell ns41:value-type="float" table:style-name="ce35" office:value="11263" office:value-type="float">
            <text:p>11263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eede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ce29" office:value="266" office:value-type="float">
            <text:p>266</text:p>
          </table:table-cell>
          <table:table-cell ns41:value-type="float" table:style-name="ce35" office:value="10367" office:value-type="float">
            <text:p>1036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jker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67" office:value-type="float">
            <text:p>267</text:p>
          </table:table-cell>
          <table:table-cell ns41:value-type="float" table:style-name="ce35" office:value="10446" office:value-type="float">
            <text:p>1044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ldebroek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269" office:value-type="float">
            <text:p>269</text:p>
          </table:table-cell>
          <table:table-cell ns41:value-type="float" table:style-name="ce35" office:value="11106" office:value-type="float">
            <text:p>11106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Putten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29" office:value="273" office:value-type="float">
            <text:p>273</text:p>
          </table:table-cell>
          <table:table-cell ns41:value-type="float" table:style-name="ce35" office:value="11109" office:value-type="float">
            <text:p>1110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enkum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29" office:value="274" office:value-type="float">
            <text:p>274</text:p>
          </table:table-cell>
          <table:table-cell ns41:value-type="float" table:style-name="ce35" office:value="11325" office:value-type="float">
            <text:p>1132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ce29" office:value="275" office:value-type="float">
            <text:p>275</text:p>
          </table:table-cell>
          <table:table-cell ns41:value-type="float" table:style-name="ce35" office:value="11355" office:value-type="float">
            <text:p>11355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ozendaal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277" office:value-type="float">
            <text:p>277</text:p>
          </table:table-cell>
          <table:table-cell ns41:value-type="float" table:style-name="ce35" office:value="10684" office:value-type="float">
            <text:p>10684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uur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78" office:value-type="float">
            <text:p>278</text:p>
          </table:table-cell>
          <table:table-cell ns41:value-type="float" table:style-name="ce35" office:value="10879" office:value-type="float">
            <text:p>10879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teenderen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29" office:value="280" office:value-type="float">
            <text:p>280</text:p>
          </table:table-cell>
          <table:table-cell ns41:value-type="float" table:style-name="ce35" office:value="10497" office:value-type="float">
            <text:p>1049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29" office:value="281" office:value-type="float">
            <text:p>281</text:p>
          </table:table-cell>
          <table:table-cell ns41:value-type="float" table:style-name="ce35" office:value="10027" office:value-type="float">
            <text:p>10027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Ubberg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82" office:value-type="float">
            <text:p>282</text:p>
          </table:table-cell>
          <table:table-cell ns41:value-type="float" table:style-name="ce35" office:value="10408" office:value-type="float">
            <text:p>1040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alburg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29" office:value="283" office:value-type="float">
            <text:p>283</text:p>
          </table:table-cell>
          <table:table-cell ns41:value-type="float" table:style-name="ce35" office:value="11071" office:value-type="float">
            <text:p>11071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oorst</text:p>
          </table:table-cell>
          <table:table-cell/>
          <table:table-cell table:style-name="TL Data"/>
          <table:table-cell table:style-name="TL Data" table:number-columns-repeated="1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285" office:value-type="float">
            <text:p>285</text:p>
          </table:table-cell>
          <table:table-cell ns41:value-type="float" table:style-name="ce35" office:value="10912" office:value-type="float">
            <text:p>10912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ardenburg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35" office:value="10238" office:value-type="float">
            <text:p>102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denoij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ns41:value-type="float" table:style-name="TL Data" office:value="1" office:value-type="float">
            <text:p>1</text:p>
          </table:table-cell>
          <table:table-cell ns41:value-type="float" table:style-name="ce29" office:value="1218" office:value-type="float">
            <text:p>1218</text:p>
          </table:table-cell>
          <table:table-cell ns41:value-type="float" table:style-name="ce35" office:value="10201" office:value-type="float">
            <text:p>10201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gening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29" office:value="289" office:value-type="float">
            <text:p>289</text:p>
          </table:table-cell>
          <table:table-cell ns41:value-type="float" table:style-name="ce35" office:value="11010" office:value-type="float">
            <text:p>11010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me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ce29" office:value="290" office:value-type="float">
            <text:p>290</text:p>
          </table:table-cell>
          <table:table-cell ns41:value-type="float" table:style-name="ce35" office:value="10042" office:value-type="float">
            <text:p>10042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rnsvel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" office:value-type="float">
            <text:p>2</text:p>
          </table:table-cell>
          <table:table-cell ns41:value-type="float" table:style-name="ce29" office:value="291" office:value-type="float">
            <text:p>291</text:p>
          </table:table-cell>
          <table:table-cell ns41:value-type="float" table:style-name="ce35" office:value="10838" office:value-type="float">
            <text:p>108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estervoor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293" office:value-type="float">
            <text:p>293</text:p>
          </table:table-cell>
          <table:table-cell ns41:value-type="float" table:style-name="ce35" office:value="11085" office:value-type="float">
            <text:p>11085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nterwijk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29" office:value="294" office:value-type="float">
            <text:p>294</text:p>
          </table:table-cell>
          <table:table-cell ns41:value-type="float" table:style-name="ce35" office:value="11119" office:value-type="float">
            <text:p>11119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sch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9" office:value="295" office:value-type="float">
            <text:p>295</text:p>
          </table:table-cell>
          <table:table-cell ns41:value-type="float" table:style-name="ce35" office:value="10318" office:value-type="float">
            <text:p>10318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altbomm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29" office:value="297" office:value-type="float">
            <text:p>297</text:p>
          </table:table-cell>
          <table:table-cell ns41:value-type="float" table:style-name="ce35" office:value="10557" office:value-type="float">
            <text:p>10557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evennaar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29" office:value="299" office:value-type="float">
            <text:p>299</text:p>
          </table:table-cell>
          <table:table-cell ns41:value-type="float" table:style-name="ce35" office:value="10938" office:value-type="float">
            <text:p>10938</text:p>
          </table:table-cell>
          <table:table-cell ns41:value-type="float" table:style-name="ce35" office:value="4" office:value-type="float">
            <text:p>4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ce29" office:value="301" office:value-type="float">
            <text:p>301</text:p>
          </table:table-cell>
          <table:table-cell ns41:value-type="float" table:style-name="ce35" office:value="10254" office:value-type="float">
            <text:p>10254</text:p>
          </table:table-cell>
          <table:table-cell ns41:value-type="float" table:style-name="ce35" office:value="3" office:value-type="float">
            <text:p>3</text:p>
          </table:table-cell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920" office:value-type="float">
            <text:p>920</text:p>
          </table:table-cell>
          <table:table-cell table:style-name="ce29"/>
          <table:table-cell table:style-name="ce35" table:number-columns-repeated="2"/>
          <table:table-cell ns41:value-type="string" table:style-name="ce35" office:value-type="string">
            <text:p>GE</text:p>
          </table:table-cell>
          <table:table-cell ns41:value-type="string" table:style-name="ce29" office:value-type="string">
            <text:p>VT_1889</text:p>
          </table:table-cell>
          <table:table-cell ns41:value-type="string" table:style-name="ce35" office:value-type="string">
            <text:p>07_H5</text:p>
          </table:table-cell>
          <table:table-cell ns41:value-type="float" table:style-name="ce35" office:value="420" office:value-type="float">
            <text:p>420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49" office:value="260425" office:value-type="float">
            <text:p>260425</text:p>
          </table:table-cell>
          <table:table-cell table:number-columns-repeated="975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1464" office:value-type="float">
            <text:p>1464</text:p>
          </table:table-cell>
          <table:table-cell table:style-name="ce30"/>
          <table:table-cell table:style-name="ce36" table:number-columns-repeated="2"/>
          <table:table-cell ns41:value-type="string" table:style-name="ce36" office:value-type="string">
            <text:p>GE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7_H5</text:p>
          </table:table-cell>
          <table:table-cell ns41:value-type="float" table:style-name="ce36" office:value="420" office:value-type="float">
            <text:p>420</text:p>
          </table:table-cell>
          <table:table-cell ns41:value-type="float" table:style-name="ce36" office:value="421" office:value-type="float">
            <text:p>421</text:p>
          </table:table-cell>
          <table:table-cell ns41:value-type="float" table:style-name="ce50" office:value="260425" office:value-type="float">
            <text:p>260425</text:p>
          </table:table-cell>
          <table:table-cell table:number-columns-repeated="975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9:19</dc:date>
    <meta:document-statistic meta:object-count="0" meta:cell-count="4327" meta:table-count="2"/>
    <meta:generator>ODFPY/1.3.0dev</meta:generator>
  </office:meta>
</office:document-meta>
</file>